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1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103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3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3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5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5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5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column table:style-name="co5" table:number-columns-repeated="1536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101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ce270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9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102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960"/>
          <table:table-cell table:style-name="ce270" table:number-columns-repeated="15360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103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997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1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15"/>
          <table:table-cell table:style-name="ce93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6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93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020"/>
          <table:table-cell table:style-name="ce270"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ce270" office:value-type="float" office:value="5600000" calcext:value-type="float">
            <text:p>5600000</text:p>
          </table:table-cell>
          <table:table-cell table:style-name="ce212" office:value-type="string" calcext:value-type="string">
            <text:p>RTX 5060 Ti</text:p>
          </table:table-cell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40000" calcext:value-type="float">
            <text:p>84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*</text:p>
          </table:table-cell>
          <table:table-cell table:style-name="ce97" office:value-type="string" calcext:value-type="string">
            <text:p>DRACONZE SMALLVIEW MATX INCLUDE 3 FAN</text:p>
          </table:table-cell>
          <table:table-cell office:value-type="float" office:value="304000" calcext:value-type="float">
            <text:p>304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Sades Ryunix Kojin MX10 Mouse Gaming Wireless Bluetooth Triple Mode </text:p>
          </table:table-cell>
          <table:table-cell office:value-type="float" office:value="597000" calcext:value-type="float">
            <text:p>597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office:value-type="string" calcext:value-type="string">
            <text:p><text:s text:c="7"/></text:p>
          </table:table-cell>
          <table:table-cell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12TB Exios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Switch</text:p>
          </table:table-cell>
          <table:table-cell office:value-type="string" calcext:value-type="string">
            <text:p>Kailh Pink silent switch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5" calcext:value-type="float">
            <text:p>25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6" calcext:value-type="float">
            <text:p>26</text:p>
          </table:table-cell>
          <table:table-cell table:style-name="ce247" office:value-type="string" calcext:value-type="string">
            <text:p>Battery Royal Kludg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5])" office:value-type="float" office:value="11135980" calcext:value-type="float">
            <text:p>11,135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665980" calcext:value-type="float">
            <text:p>8,665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2])" office:value-type="float" office:value="24051960" calcext:value-type="float">
            <text:p>24,051,96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5])-[.D65]" office:value-type="float" office:value="3653000" calcext:value-type="float">
            <text:p>3,653,0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3]" office:value-type="float" office:value="648600" calcext:value-type="float">
            <text:p>648600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8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8"/>
          <table:table-cell table:style-name="ce287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9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3:.D113])" office:value-type="float" office:value="10022780" calcext:value-type="float">
            <text:p>10,022,78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3:.D107])-[.D102]" office:value-type="float" office:value="7552780" calcext:value-type="float">
            <text:p>7,552,78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8:.D119])" office:value-type="float" office:value="21333960" calcext:value-type="float">
            <text:p>21,333,96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8:.D113])-[.D104]" office:value-type="float" office:value="3758400" calcext:value-type="float">
            <text:p>3,758,400 </text:p>
          </table:table-cell>
          <table:table-cell table:number-columns-repeated="1020"/>
          <table:table-cell table:style-name="ce270" table:number-columns-repeated="15360"/>
        </table:table-row>
        <table:table-row table:style-name="ro2" table:number-rows-repeated="1048452">
          <table:table-cell table:number-columns-repeated="1024"/>
          <table:table-cell table:style-name="ce270" table:number-columns-repeated="15360"/>
        </table:table-row>
        <table:table-row table:style-name="ro2">
          <table:table-cell table:number-columns-repeated="1024"/>
          <table:table-cell table:style-name="ce270" table:number-columns-repeated="15360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column table:style-name="co5" table:number-columns-repeated="1536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T Box</text:p>
          </table:table-cell>
          <table:table-cell table:style-name="ce287" office:value-type="float" office:value="1568000" calcext:value-type="float">
            <text:p>1,568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KINGSTON HYPER X FURY DDR4 16GB</text:p>
          </table:table-cell>
          <table:table-cell table:style-name="ce262" office:value-type="float" office:value="1236000" calcext:value-type="float">
            <text:p>1,236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/>
          <table:table-cell table:style-name="ce287"/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9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722400" calcext:value-type="float">
            <text:p>5,722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577500" calcext:value-type="float">
            <text:p>4,577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6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3594400" calcext:value-type="float">
            <text:p>3,59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2649400" calcext:value-type="float">
            <text:p>2,64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2"/>
          <table:table-cell table:style-name="ce250"/>
          <table:table-cell table:number-columns-repeated="1021"/>
          <table:table-cell table:style-name="ce270" table:number-columns-repeated="15360"/>
        </table:table-row>
        <table:table-row table:style-name="ro2">
          <table:table-cell table:number-columns-repeated="1024"/>
          <table:table-cell table:style-name="ce270" table:number-columns-repeated="15360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1"/>
          <table:table-cell table:style-name="ce92"/>
          <table:table-cell table:style-name="ce262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102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8"/>
          <table:table-cell/>
          <table:table-cell table:style-name="ce103"/>
          <table:table-cell table:style-name="ce259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93"/>
          <table:table-cell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020"/>
          <table:table-cell table:style-name="ce270" table:number-columns-repeated="15360"/>
        </table:table-row>
        <table:table-row table:style-name="ro2" table:number-rows-repeated="1048472">
          <table:table-cell table:number-columns-repeated="1024"/>
          <table:table-cell table:style-name="ce270" table:number-columns-repeated="15360"/>
        </table:table-row>
        <table:table-row table:style-name="ro2">
          <table:table-cell table:number-columns-repeated="1024"/>
          <table:table-cell table:style-name="ce270" table:number-columns-repeated="15360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5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5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5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6-01-24T21:46:16.164900078</dc:date>
    <meta:editing-duration>P31DT10H42M23S</meta:editing-duration>
    <meta:editing-cycles>1102</meta:editing-cycles>
    <meta:generator>LibreOffice/25.8.4.2$Linux_X86_64 LibreOffice_project/580$Build-2</meta:generator>
    <meta:document-statistic meta:table-count="18" meta:cell-count="1461" meta:object-count="0"/>
  </office:meta>
</office:document-meta>
</file>